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8pt" fo:font-weight="bold" officeooo:rsid="001421a1" officeooo:paragraph-rsid="001421a1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8pt" fo:font-weight="bold" officeooo:rsid="001653c2" officeooo:paragraph-rsid="001653c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341aa" officeooo:paragraph-rsid="001341a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34f19" officeooo:paragraph-rsid="00134f19" style:font-weight-asian="bold" style:font-weight-complex="bold"/>
    </style:style>
    <style:style style:name="P5" style:family="paragraph" style:parent-style-name="Standard">
      <style:text-properties fo:font-size="26pt" fo:font-weight="bold" officeooo:rsid="001341aa" officeooo:paragraph-rsid="001341a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6pt" fo:font-weight="bold" officeooo:rsid="001341aa" officeooo:paragraph-rsid="0013644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6pt" fo:font-weight="bold" officeooo:rsid="0014f7b8" officeooo:paragraph-rsid="0014f7b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6pt" fo:font-weight="bold" officeooo:rsid="00183962" officeooo:paragraph-rsid="00183962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5pt" fo:font-weight="normal" officeooo:rsid="001a8dda" officeooo:paragraph-rsid="001a8dda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fo:font-size="24pt" fo:font-weight="bold" officeooo:rsid="001341aa" officeooo:paragraph-rsid="001341aa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 fo:break-before="page"/>
      <style:text-properties fo:font-size="18pt" fo:font-weight="bold" officeooo:rsid="001653c2" officeooo:paragraph-rsid="001653c2" style:font-weight-asian="bold" style:font-weight-complex="bold"/>
    </style:style>
    <style:style style:name="T1" style:family="text">
      <style:text-properties officeooo:rsid="0014f7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2"/></text:p>
      <text:p text:style-name="P5"/>
      <text:p text:style-name="P6"/>
      <text:p text:style-name="P6"><text:tab/></text:p>
      <text:p text:style-name="P6">THE HOWKE <text:span text:style-name="T1">CLEAR BOOK</text:span></text:p>
      <text:p text:style-name="P8">Versi 0.0.1</text:p>
      <text:p text:style-name="P7">MATEMATIKA</text:p>
      <text:p text:style-name="P7"/>
      <text:p text:style-name="P7"/>
      <text:p text:style-name="P7"/>
      <text:p text:style-name="P7"/>
      <text:p text:style-name="P3">SEKOLAH MENENGAH ATAS</text:p>
      <text:p text:style-name="P4">By : Balya Rochmadi, M.Eng</text:p>
      <text:list xml:id="list7109528744828563681" text:style-name="L1">
        <text:list-item>
          <text:p text:style-name="P11">Aljabar Dasar</text:p>
        </text:list-item>
        <text:list-item>
          <text:p text:style-name="P1">Trigonometri</text:p>
          <text:list>
            <text:list-header>
              <text:p text:style-name="P9">Trigonometri adalah cabang matematika yang mempelajari mengenai perbandingan</text:p>
            </text:list-header>
          </text:list>
        </text:list-item>
        <text:list-item>
          <text:p text:style-name="P2">Logika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23:41:44.280658627</meta:creation-date>
    <dc:date>2017-08-28T23:49:27.330601337</dc:date>
    <meta:editing-duration>PT7M54S</meta:editing-duration>
    <meta:editing-cycles>9</meta:editing-cycles>
    <meta:generator>LibreOffice/5.1.6.2$Linux_x86 LibreOffice_project/10m0$Build-2</meta:generator>
    <meta:document-statistic meta:table-count="0" meta:image-count="0" meta:object-count="0" meta:page-count="3" meta:paragraph-count="11" meta:word-count="31" meta:character-count="205" meta:non-whitespace-character-count="184"/>
  </office:meta>
</office:document-meta>
</file>